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style:text-line-through-style="none" style:text-line-through-type="none" style:font-name="Roboto Mono" fo:font-size="8.25pt" fo:letter-spacing="normal" fo:font-style="normal" style:text-underline-style="none" fo:font-weight="normal" style:text-blinking="false" loext:padding="0cm" loext:border="none"/>
    </style:style>
    <style:style style:name="P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d4d4d4" loext:opacity="100%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#1e1e1e" loext:padding="0cm" loext:border="none"/>
    </style:style>
    <style:style style:name="P3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text-line-through-style="none" style:text-line-through-type="none" style:font-name="Roboto Mono" fo:font-size="8.25pt" fo:letter-spacing="normal" fo:font-style="normal" style:text-underline-style="none" fo:font-weight="normal" style:text-blinking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text-line-through-style="none" style:text-line-through-type="none" style:font-name="Roboto Mono" fo:font-size="8.25pt" fo:letter-spacing="normal" fo:font-style="normal" style:text-underline-style="none" fo:font-weight="normal" style:text-blinking="false" loext:padding="0cm" loext:border="none"/>
    </style:style>
    <style:style style:name="T1" style:family="text">
      <style:text-properties fo:color="#f16b16" loext:opacity="100%"/>
    </style:style>
    <style:style style:name="T2" style:family="text">
      <style:text-properties loext:padding="0cm" loext:border="none"/>
    </style:style>
    <style:style style:name="T3" style:family="text">
      <style:text-properties fo:color="#20a471" loext:opacity="100%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&lt;!</text:span><text:span text:style-name="T6">DOCTYPE</text:span> <text:span text:style-name="T8">html</text:span><text:span text:style-name="T4">&gt;</text:span></text:p>
      <text:p text:style-name="P3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5"/>
      <text:p text:style-name="P3"><text:span text:style-name="T4">&lt;</text:span><text:span text:style-name="T6">head</text:span><text:span text:style-name="T4">&gt;</text:span></text:p>
      <text:p text:style-name="P4">   <text:span text:style-name="T5">&lt;</text:span><text:span text:style-name="T7">meta</text:span><text:span text:style-name="T12"> </text:span><text:span text:style-name="T9">charset</text:span><text:span text:style-name="T12">=</text:span><text:span text:style-name="T11">"utf-8"</text:span><text:span text:style-name="T5">&gt;</text:span></text:p>
      <text:p text:style-name="P4">   <text:span text:style-name="T5">&lt;</text:span><text:span text:style-name="T7">title</text:span><text:span text:style-name="T5">&gt;</text:span><text:span text:style-name="T12">Booki</text:span><text:span text:style-name="T5">&lt;/</text:span><text:span text:style-name="T7">title</text:span><text:span text:style-name="T5">&gt;</text:span></text:p>
      <text:p text:style-name="P4">   <text:span text:style-name="T5">&lt;</text:span><text:span text:style-name="T7">link</text:span><text:span text:style-name="T12"> </text:span><text:span text:style-name="T9">href</text:span><text:span text:style-name="T12">=</text:span><text:span text:style-name="T11">"styles.css"</text:span><text:span text:style-name="T12"> </text:span><text:span text:style-name="T9">rel</text:span><text:span text:style-name="T12">=</text:span><text:span text:style-name="T11">"stylesheet"</text:span><text:span text:style-name="T5">&gt;</text:span></text:p>
      <text:p text:style-name="P4">   <text:span text:style-name="T5">&lt;</text:span><text:span text:style-name="T7">link</text:span><text:span text:style-name="T12"> </text:span><text:span text:style-name="T9">rel</text:span><text:span text:style-name="T12">=</text:span><text:span text:style-name="T11">"preconnect"</text:span><text:span text:style-name="T12"> </text:span><text:span text:style-name="T9">href</text:span><text:span text:style-name="T12">=</text:span><text:span text:style-name="T11">"https://fonts.googleapis.com"</text:span><text:span text:style-name="T5">&gt;</text:span></text:p>
      <text:p text:style-name="P4">   <text:span text:style-name="T5">&lt;</text:span><text:span text:style-name="T7">link</text:span><text:span text:style-name="T12"> </text:span><text:span text:style-name="T9">rel</text:span><text:span text:style-name="T12">=</text:span><text:span text:style-name="T11">"preconnect"</text:span><text:span text:style-name="T12"> </text:span><text:span text:style-name="T9">href</text:span><text:span text:style-name="T12">=</text:span><text:span text:style-name="T11">"https://fonts.gstatic.com"</text:span><text:span text:style-name="T12"> </text:span><text:span text:style-name="T9">crossorigin</text:span><text:span text:style-name="T5">&gt;</text:span></text:p>
      <text:p text:style-name="P4">   <text:span text:style-name="T5">&lt;</text:span><text:span text:style-name="T7">link</text:span><text:span text:style-name="T12"> </text:span><text:span text:style-name="T9">href</text:span><text:span text:style-name="T12">=</text:span><text:span text:style-name="T11">"https://fonts.googleapis.com/css2?family=Raleway:wght@300;400;700;&amp;display=swap"</text:span><text:span text:style-name="T12"> </text:span><text:span text:style-name="T9">rel</text:span><text:span text:style-name="T12">=</text:span><text:span text:style-name="T11">"stylesheet"</text:span><text:span text:style-name="T5">&gt;</text:span></text:p>
      <text:p text:style-name="P4">   <text:span text:style-name="T5">&lt;</text:span><text:span text:style-name="T7">script</text:span><text:span text:style-name="T12"> </text:span><text:span text:style-name="T9">src</text:span><text:span text:style-name="T12">=</text:span><text:span text:style-name="T11">"https://kit.fontawesome.com/c6cd47e574.js"</text:span><text:span text:style-name="T12"> </text:span><text:span text:style-name="T9">crossorigin</text:span><text:span text:style-name="T12">=</text:span><text:span text:style-name="T11">"anonymous"</text:span><text:span text:style-name="T5">&gt;&lt;/</text:span><text:span text:style-name="T7">script</text:span><text:span text:style-name="T5">&gt;</text:span></text:p>
      <text:p text:style-name="P4">   <text:span text:style-name="T5">&lt;/</text:span><text:span text:style-name="T7">head</text:span><text:span text:style-name="T5">&gt;</text:span></text:p>
      <text:p text:style-name="P5"/>
      <text:p text:style-name="P3"><text:span text:style-name="T4">&lt;</text:span><text:span text:style-name="T6">body</text:span><text:span text:style-name="T4">&gt;</text:span></text:p>
      <text:p text:style-name="P5"/>
      <text:p text:style-name="P4">   <text:span text:style-name="T13">&lt;!--HEADER--&gt;</text:span></text:p>
      <text:p text:style-name="P5"/>
      <text:p text:style-name="P4">   <text:span text:style-name="T5">&lt;</text:span><text:span text:style-name="T7">header</text:span><text:span text:style-name="T5">&gt;</text:span></text:p>
      <text:p text:style-name="P4">      <text:span text:style-name="T5">&lt;</text:span><text:span text:style-name="T7">nav</text:span><text:span text:style-name="T5">&gt;</text:span></text:p>
      <text:p text:style-name="P4">         <text:span text:style-name="T5">&lt;</text:span><text:span text:style-name="T7">img</text:span><text:span text:style-name="T12"> </text:span><text:span text:style-name="T9">src</text:span><text:span text:style-name="T12">=</text:span><text:span text:style-name="T11">"images/Booki.png"</text:span><text:span text:style-name="T12"> </text:span><text:span text:style-name="T9">alt</text:span><text:span text:style-name="T12">=</text:span><text:span text:style-name="T11">"Logo du site Booki"</text:span><text:span text:style-name="T5">&gt;</text:span></text:p>
      <text:p text:style-name="P4">         <text:span text:style-name="T5">&lt;</text:span><text:span text:style-name="T7">div</text:span><text:span text:style-name="T5">&gt;</text:span></text:p>
      <text:p text:style-name="P4">            <text:span text:style-name="T5">&lt;</text:span><text:span text:style-name="T7">a</text:span><text:span text:style-name="T12"> </text:span><text:span text:style-name="T9">href</text:span><text:span text:style-name="T12">=</text:span><text:span text:style-name="T11">"hebergements.html"</text:span><text:span text:style-name="T5">&gt;</text:span><text:span text:style-name="T12">Hébergements</text:span><text:span text:style-name="T5">&lt;/</text:span><text:span text:style-name="T7">a</text:span><text:span text:style-name="T5">&gt;</text:span></text:p>
      <text:p text:style-name="P4">            <text:span text:style-name="T5">&lt;</text:span><text:span text:style-name="T7">a</text:span><text:span text:style-name="T12"> </text:span><text:span text:style-name="T9">href</text:span><text:span text:style-name="T12">=</text:span><text:span text:style-name="T11">"activites.html"</text:span><text:span text:style-name="T5">&gt;</text:span><text:span text:style-name="T12">Activités</text:span><text:span text:style-name="T5">&lt;/</text:span><text:span text:style-name="T7">a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4">      <text:span text:style-name="T5">&lt;/</text:span><text:span text:style-name="T7">nav</text:span><text:span text:style-name="T5">&gt;</text:span></text:p>
      <text:p text:style-name="P4">   <text:span text:style-name="T5">&lt;/</text:span><text:span text:style-name="T7">header</text:span><text:span text:style-name="T5">&gt;</text:span></text:p>
      <text:p text:style-name="P6"/>
      <text:p text:style-name="P4">   <text:span text:style-name="T13">&lt;!--PARTIE 2- RECHERCHE--&gt;</text:span></text:p>
      <text:p text:style-name="P5"/>
      <text:p text:style-name="P4">   <text:span text:style-name="T5">&lt;</text:span><text:span text:style-name="T7">main</text:span><text:span text:style-name="T5">&gt;</text:span></text:p>
      <text:p text:style-name="P4">      <text:span text:style-name="T5">&lt;</text:span><text:span text:style-name="T7">section</text:span><text:span text:style-name="T5">&gt;</text:span></text:p>
      <text:p text:style-name="P4">         <text:span text:style-name="T5">&lt;</text:span><text:span text:style-name="T7">h1</text:span><text:span text:style-name="T5">&gt;</text:span><text:span text:style-name="T12">Trouvez votre hébergement pour des vacances de rêves</text:span><text:span text:style-name="T5">&lt;/</text:span><text:span text:style-name="T7">h1</text:span><text:span text:style-name="T5">&gt;</text:span></text:p>
      <text:p text:style-name="P4">         <text:span text:style-name="T5">&lt;</text:span><text:span text:style-name="T7">p</text:span><text:span text:style-name="T5">&gt;</text:span><text:span text:style-name="T12">En plein centre-ville ou en pleine nature</text:span><text:span text:style-name="T5">&lt;/</text:span><text:span text:style-name="T7">p</text:span><text:span text:style-name="T5">&gt;</text:span></text:p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search-bar"</text:span><text:span text:style-name="T5">&gt;</text:span></text:p>
      <text:p text:style-name="P4">            <text:span text:style-name="T5">&lt;</text:span><text:span text:style-name="T7">form</text:span><text:span text:style-name="T12"> </text:span><text:span text:style-name="T9">action</text:span><text:span text:style-name="T12">=</text:span><text:span text:style-name="T11">"#"</text:span><text:span text:style-name="T5">&gt;</text:span></text:p>
      <text:p text:style-name="P4">               <text:span text:style-name="T5">&lt;</text:span><text:span text:style-name="T7">div</text:span><text:span text:style-name="T5">&gt;&lt;</text:span><text:span text:style-name="T7">i</text:span><text:span text:style-name="T12"> </text:span><text:span text:style-name="T9">class</text:span><text:span text:style-name="T12">=</text:span><text:span text:style-name="T11">"fa-solid fa-location-dot"</text:span><text:span text:style-name="T5">&gt;&lt;/</text:span><text:span text:style-name="T7">i</text:span><text:span text:style-name="T5">&gt;</text:span><text:span text:style-name="T12"> </text:span><text:span text:style-name="T5">&lt;/</text:span><text:span text:style-name="T7">div</text:span><text:span text:style-name="T5">&gt;</text:span></text:p>
      <text:p text:style-name="P4">               <text:span text:style-name="T5">&lt;</text:span><text:span text:style-name="T7">input</text:span><text:span text:style-name="T12"> </text:span><text:span text:style-name="T9">type</text:span><text:span text:style-name="T12">=</text:span><text:span text:style-name="T11">"text"</text:span><text:span text:style-name="T12"> </text:span><text:span text:style-name="T9">id</text:span><text:span text:style-name="T12">=</text:span><text:span text:style-name="T11">"ville-search"</text:span><text:span text:style-name="T12"> </text:span><text:span text:style-name="T9">name</text:span><text:span text:style-name="T12">=</text:span><text:span text:style-name="T11">"ville-search"</text:span><text:span text:style-name="T12"> </text:span><text:span text:style-name="T9">placeholder</text:span><text:span text:style-name="T12">=</text:span><text:span text:style-name="T11">"Marseille, France"</text:span><text:span text:style-name="T5">&gt;</text:span></text:p>
      <text:p text:style-name="P4">               <text:span text:style-name="T5">&lt;</text:span><text:span text:style-name="T7">button</text:span><text:span text:style-name="T12"> </text:span><text:span text:style-name="T9">type</text:span><text:span text:style-name="T12">=</text:span><text:span text:style-name="T11">"submit"</text:span><text:span text:style-name="T12"> </text:span><text:span text:style-name="T9">id</text:span><text:span text:style-name="T12">=</text:span><text:span text:style-name="T11">"search"</text:span><text:span text:style-name="T5">&gt;</text:span><text:span text:style-name="T12">Rechercher</text:span><text:span text:style-name="T5">&lt;/</text:span><text:span text:style-name="T7">button</text:span><text:span text:style-name="T5">&gt;</text:span></text:p>
      <text:p text:style-name="P4">               <text:span text:style-name="T5">&lt;</text:span><text:span text:style-name="T7">i</text:span><text:span text:style-name="T12"> </text:span><text:span text:style-name="T9">id</text:span><text:span text:style-name="T12">=</text:span><text:span text:style-name="T11">"button-phone"</text:span><text:span text:style-name="T9">class</text:span><text:span text:style-name="T12">=</text:span><text:span text:style-name="T11">"fa-solid fa-magnifique-glass loupe"</text:span><text:span text:style-name="T5">&gt;&lt;/</text:span><text:span text:style-name="T7">i</text:span><text:span text:style-name="T5">&gt;</text:span></text:p>
      <text:p text:style-name="P4">            <text:span text:style-name="T5">&lt;/</text:span><text:span text:style-name="T7">form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filtres"</text:span><text:span text:style-name="T5">&gt;</text:span></text:p>
      <text:p text:style-name="P4">            <text:span text:style-name="T5">&lt;</text:span><text:span text:style-name="T7">h3</text:span><text:span text:style-name="T5">&gt;</text:span><text:span text:style-name="T12">Filtres</text:span><text:span text:style-name="T5">&lt;/</text:span><text:span text:style-name="T7">h3</text:span><text:span text:style-name="T5">&gt;</text:span></text:p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filtres-icon"</text:span><text:span text:style-name="T5">&gt;&lt;</text:span><text:span text:style-name="T7">i</text:span><text:span text:style-name="T12"> </text:span><text:span text:style-name="T9">class</text:span><text:span text:style-name="T12">=</text:span><text:span text:style-name="T11">"fa-solid fa-money-bill-wave"</text:span><text:span text:style-name="T5">&gt;&lt;/</text:span><text:span text:style-name="T7">i</text:span><text:span text:style-name="T5">&gt;</text:span><text:span text:style-name="T12">Economique</text:span><text:span text:style-name="T5">&lt;/</text:span><text:span text:style-name="T7">div</text:span><text:span text:style-name="T5">&gt;</text:span></text:p>
      <text:p text:style-name="P4"><text:soft-page-break/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filtres-icon"</text:span><text:span text:style-name="T5">&gt;&lt;</text:span><text:span text:style-name="T7">i</text:span><text:span text:style-name="T12"> </text:span><text:span text:style-name="T9">class</text:span><text:span text:style-name="T12">=</text:span><text:span text:style-name="T11">"fa-solid fa-person"</text:span><text:span text:style-name="T5">&gt;&lt;/</text:span><text:span text:style-name="T7">i</text:span><text:span text:style-name="T5">&gt;</text:span><text:span text:style-name="T12">Familial</text:span><text:span text:style-name="T5">&lt;/</text:span><text:span text:style-name="T7">div</text:span><text:span text:style-name="T5">&gt;</text:span></text:p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filtres-icon"</text:span><text:span text:style-name="T5">&gt;&lt;</text:span><text:span text:style-name="T7">i</text:span><text:span text:style-name="T12"> </text:span><text:span text:style-name="T9">class</text:span><text:span text:style-name="T12">=</text:span><text:span text:style-name="T11">"fa-solid fa-heart"</text:span><text:span text:style-name="T5">&gt;&lt;/</text:span><text:span text:style-name="T7">i</text:span><text:span text:style-name="T5">&gt;</text:span><text:span text:style-name="T12">Romantique</text:span><text:span text:style-name="T5">&lt;/</text:span><text:span text:style-name="T7">div</text:span><text:span text:style-name="T5">&gt;</text:span></text:p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filtres-icon"</text:span><text:span text:style-name="T5">&gt;&lt;</text:span><text:span text:style-name="T7">i</text:span><text:span text:style-name="T12"> </text:span><text:span text:style-name="T9">class</text:span><text:span text:style-name="T12">=</text:span><text:span text:style-name="T11">"fa-solid fa-dog"</text:span><text:span text:style-name="T5">&gt;&lt;/</text:span><text:span text:style-name="T7">i</text:span><text:span text:style-name="T5">&gt;</text:span><text:span text:style-name="T12">Animaux autorisés</text:span><text:span text:style-name="T5">&lt;/</text:span><text:span text:style-name="T7">div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   <text:span text:style-name="T5">&lt;</text:span><text:span text:style-name="T7">div</text:span><text:span text:style-name="T5">&gt;&lt;</text:span><text:span text:style-name="T7">i</text:span><text:span text:style-name="T12"> </text:span><text:span text:style-name="T9">class</text:span><text:span text:style-name="T12">=</text:span><text:span text:style-name="T11">"fa-solid fa-info"</text:span><text:span text:style-name="T5">&gt;&lt;/</text:span><text:span text:style-name="T7">i</text:span><text:span text:style-name="T5">&gt;</text:span><text:span text:style-name="T12">Plus de 500 logements sont disponibles dans cette ville</text:span><text:span text:style-name="T5">&lt;/</text:span><text:span text:style-name="T7">div</text:span><text:span text:style-name="T5">&gt;</text:span></text:p>
      <text:p text:style-name="P4">        </text:p>
      <text:p text:style-name="P4">      <text:span text:style-name="T5">&lt;/</text:span><text:span text:style-name="T7">section</text:span><text:span text:style-name="T5">&gt;</text:span></text:p>
      <text:p text:style-name="P5"/>
      <text:p text:style-name="P4">      <text:span text:style-name="T13">&lt;!--PARTIE 3 - HEBERGEMENTS A MARSEILLE--&gt;</text:span></text:p>
      <text:p text:style-name="P6"/>
      <text:p text:style-name="P4">      <text:span text:style-name="T5">&lt;</text:span><text:span text:style-name="T7">section</text:span><text:span text:style-name="T12"> </text:span><text:span text:style-name="T9">class</text:span><text:span text:style-name="T12">=</text:span><text:span text:style-name="T11">"hebergements_a_marseille"</text:span><text:span text:style-name="T5">&gt;</text:span></text:p>
      <text:p text:style-name="P5"/>
      <text:p text:style-name="P4">         <text:span text:style-name="T5">&lt;</text:span><text:span text:style-name="T7">h2</text:span><text:span text:style-name="T5">&gt;</text:span><text:span text:style-name="T12">Hébergements à Marseille</text:span><text:span text:style-name="T5">&lt;/</text:span><text:span text:style-name="T7">h2</text:span><text:span text:style-name="T5">&gt;</text:span></text:p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tous_les_hebergements"</text:span><text:span text:style-name="T5">&gt;</text:span></text:p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auberge_la_canebiere.jpg"</text:span><text:span text:style-name="T12"> </text:span><text:span text:style-name="T9">alt</text:span><text:span text:style-name="T12">=</text:span><text:span text:style-name="T11">"auberge_la_canebiere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Auberge la Canebière</text:span><text:span text:style-name="T5">&lt;/</text:span><text:span text:style-name="T7">h3</text:span><text:span text:style-name="T5">&gt;</text:span></text:p>
      <text:p text:style-name="P4">                  <text:span text:style-name="T5">&lt;</text:span><text:span text:style-name="T7">p</text:span><text:span text:style-name="T5">&gt;</text:span><text:span text:style-name="T12">Nuit à partir de 25€</text:span><text:span text:style-name="T5">&lt;/</text:span><text:span text:style-name="T7">p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6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hotel_du_port.jpg"</text:span><text:span text:style-name="T12"> </text:span><text:span text:style-name="T9">alt</text:span><text:span text:style-name="T12">=</text:span><text:span text:style-name="T11">"hotel_du_port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Hôtel du port</text:span><text:span text:style-name="T5">&lt;/</text:span><text:span text:style-name="T7">h3</text:span><text:span text:style-name="T5">&gt;</text:span></text:p>
      <text:p text:style-name="P4">                  <text:span text:style-name="T5">&lt;</text:span><text:span text:style-name="T7">p</text:span><text:span text:style-name="T5">&gt;</text:span><text:span text:style-name="T12">Nuit à partir de 52€</text:span><text:span text:style-name="T5">&lt;/</text:span><text:span text:style-name="T7">p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<text:soft-page-break/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hotel_les_mouettes.jpg"</text:span><text:span text:style-name="T12"> </text:span><text:span text:style-name="T9">alt</text:span><text:span text:style-name="T12">=</text:span><text:span text:style-name="T11">"hotel_les_mouettes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Hôtel Les mouettes</text:span><text:span text:style-name="T5">&lt;/</text:span><text:span text:style-name="T7">h3</text:span><text:span text:style-name="T5">&gt;</text:span></text:p>
      <text:p text:style-name="P4">                  <text:span text:style-name="T5">&lt;</text:span><text:span text:style-name="T7">p</text:span><text:span text:style-name="T5">&gt;</text:span><text:span text:style-name="T12">Nuit à partir de 76€</text:span><text:span text:style-name="T5">&lt;/</text:span><text:span text:style-name="T7">p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hotel_de_la_mer.jpg"</text:span><text:span text:style-name="T12"> </text:span><text:span text:style-name="T9">alt</text:span><text:span text:style-name="T12">=</text:span><text:span text:style-name="T11">"hotel_de_la_mer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Hôtel de la mer</text:span><text:span text:style-name="T5">&lt;/</text:span><text:span text:style-name="T7">h3</text:span><text:span text:style-name="T5">&gt;</text:span></text:p>
      <text:p text:style-name="P4">                  <text:span text:style-name="T5">&lt;</text:span><text:span text:style-name="T7">p</text:span><text:span text:style-name="T5">&gt;</text:span><text:span text:style-name="T12">Nuit à partir de 46€</text:span><text:span text:style-name="T5">&lt;/</text:span><text:span text:style-name="T7">p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auberge_le_panier.jpg"</text:span><text:span text:style-name="T12"> </text:span><text:span text:style-name="T9">alt</text:span><text:span text:style-name="T12">=</text:span><text:span text:style-name="T11">"auberge_le_panier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Auberge le panier</text:span><text:span text:style-name="T5">&lt;/</text:span><text:span text:style-name="T7">h3</text:span><text:span text:style-name="T5">&gt;</text:span></text:p>
      <text:p text:style-name="P4">                  <text:span text:style-name="T5">&lt;</text:span><text:span text:style-name="T7">p</text:span><text:span text:style-name="T5">&gt;</text:span><text:span text:style-name="T12">Nuit à partir de 23€</text:span><text:span text:style-name="T5">&lt;/</text:span><text:span text:style-name="T7">p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hotel_chez_amina.jpg"</text:span><text:span text:style-name="T12"> </text:span><text:span text:style-name="T9">alt</text:span><text:span text:style-name="T12">=</text:span><text:span text:style-name="T11">"hotel_chez_amina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Hôtel chez Amina</text:span><text:span text:style-name="T5">&lt;/</text:span><text:span text:style-name="T7">h3</text:span><text:span text:style-name="T5">&gt;</text:span></text:p>
      <text:p text:style-name="P4">                  <text:span text:style-name="T5">&lt;</text:span><text:span text:style-name="T7">p</text:span><text:span text:style-name="T5">&gt;</text:span><text:span text:style-name="T12">Nuit à partir de 96€</text:span><text:span text:style-name="T5">&lt;/</text:span><text:span text:style-name="T7">p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<text:soft-page-break/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<text:span text:style-name="T5">&lt;/</text:span><text:span text:style-name="T7">section</text:span><text:span text:style-name="T5">&gt;</text:span></text:p>
      <text:p text:style-name="P6"/>
      <text:p text:style-name="P4">      <text:span text:style-name="T13">&lt;!--PARTIE 4 - LES PLUS POPULAIRES--&gt;</text:span></text:p>
      <text:p text:style-name="P5"/>
      <text:p text:style-name="P4">      <text:span text:style-name="T5">&lt;</text:span><text:span text:style-name="T7">aside</text:span><text:span text:style-name="T12"> </text:span><text:span text:style-name="T9">class</text:span><text:span text:style-name="T12">=</text:span><text:span text:style-name="T11">"les_plus_populaires"</text:span><text:span text:style-name="T5">&gt;</text:span></text:p>
      <text:p text:style-name="P4">         <text:span text:style-name="T5">&lt;</text:span><text:span text:style-name="T7">div</text:span><text:span text:style-name="T5">&gt;</text:span></text:p>
      <text:p text:style-name="P4">            <text:span text:style-name="T5">&lt;</text:span><text:span text:style-name="T7">h2</text:span><text:span text:style-name="T5">&gt;</text:span><text:span text:style-name="T12">Les plus populaires</text:span><text:span text:style-name="T5">&lt;/</text:span><text:span text:style-name="T7">h2</text:span><text:span text:style-name="T5">&gt;</text:span></text:p>
      <text:p text:style-name="P4">            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chart-line"</text:span><text:span text:style-name="T5">&gt;&lt;/</text:span><text:span text:style-name="T7">i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tous_les_hebergements_populaires"</text:span><text:span text:style-name="T5">&gt;</text:span></text:p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_populaire"</text:span><text:span text:style-name="T5">&gt;</text:span></text:p>
      <text:p text:style-name="P4">               <text:span text:style-name="T5">&lt;</text:span><text:span text:style-name="T7">img</text:span><text:span text:style-name="T12"> </text:span><text:span text:style-name="T9">src</text:span><text:span text:style-name="T12">=</text:span><text:span text:style-name="T11">"images/hotel_le_soleil_du_matin.jpg"</text:span><text:span text:style-name="T12"> </text:span><text:span text:style-name="T9">alt</text:span><text:span text:style-name="T12">=</text:span><text:span text:style-name="T11">"hotel_le_soleil_du_matin"</text:span><text:span text:style-name="T5">&gt;</text:span></text:p>
      <text:p text:style-name="P4">               <text:span text:style-name="T5">&lt;</text:span><text:span text:style-name="T7">div</text:span><text:span text:style-name="T5">&gt;</text:span></text:p>
      <text:p text:style-name="P4">                  <text:span text:style-name="T5">&lt;</text:span><text:span text:style-name="T7">div</text:span><text:span text:style-name="T5">&gt;</text:span></text:p>
      <text:p text:style-name="P4">                     <text:span text:style-name="T5">&lt;</text:span><text:span text:style-name="T7">h3</text:span><text:span text:style-name="T5">&gt;</text:span><text:span text:style-name="T12">Hôtel Le soleil du matin</text:span><text:span text:style-name="T5">&lt;/</text:span><text:span text:style-name="T7">h3</text:span><text:span text:style-name="T5">&gt;</text:span></text:p>
      <text:p text:style-name="P4">                     <text:span text:style-name="T5">&lt;</text:span><text:span text:style-name="T7">p</text:span><text:span text:style-name="T5">&gt;</text:span><text:span text:style-name="T12">Nuit à partir de 128€</text:span><text:span text:style-name="T5">&lt;/</text:span><text:span text:style-name="T7">p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div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_populaire"</text:span><text:span text:style-name="T5">&gt;</text:span></text:p>
      <text:p text:style-name="P4">               <text:span text:style-name="T5">&lt;</text:span><text:span text:style-name="T7">img</text:span><text:span text:style-name="T12"> </text:span><text:span text:style-name="T9">src</text:span><text:span text:style-name="T12">=</text:span><text:span text:style-name="T11">"images/chambres_d'hotes_au_coeur_de_l'eau.jpg"</text:span><text:span text:style-name="T12"> </text:span><text:span text:style-name="T9">alt</text:span><text:span text:style-name="T12">=</text:span><text:span text:style-name="T11">"Chambres_d'hotes_Au_coeur_de_l'eau"</text:span><text:span text:style-name="T5">&gt;</text:span></text:p>
      <text:p text:style-name="P4">               <text:span text:style-name="T5">&lt;</text:span><text:span text:style-name="T7">div</text:span><text:span text:style-name="T5">&gt;</text:span></text:p>
      <text:p text:style-name="P4">                  <text:span text:style-name="T5">&lt;</text:span><text:span text:style-name="T7">div</text:span><text:span text:style-name="T5">&gt;</text:span></text:p>
      <text:p text:style-name="P4">                     <text:span text:style-name="T5">&lt;</text:span><text:span text:style-name="T7">h3</text:span><text:span text:style-name="T5">&gt;</text:span><text:span text:style-name="T12">Chambres d'hôtes Au coeur de l'eau</text:span><text:span text:style-name="T5">&lt;/</text:span><text:span text:style-name="T7">h3</text:span><text:span text:style-name="T5">&gt;</text:span></text:p>
      <text:p text:style-name="P4">                     <text:span text:style-name="T5">&lt;</text:span><text:span text:style-name="T7">p</text:span><text:span text:style-name="T5">&gt;</text:span><text:span text:style-name="T12">Nuit à partir de 71€</text:span><text:span text:style-name="T5">&lt;/</text:span><text:span text:style-name="T7">p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<text:soft-page-break/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div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5"/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hebergement_populaire"</text:span><text:span text:style-name="T5">&gt;</text:span></text:p>
      <text:p text:style-name="P4">               <text:span text:style-name="T5">&lt;</text:span><text:span text:style-name="T7">img</text:span><text:span text:style-name="T12"> </text:span><text:span text:style-name="T9">src</text:span><text:span text:style-name="T12">=</text:span><text:span text:style-name="T11">"images/hotel_bleu_et_blanc.jpg"</text:span><text:span text:style-name="T12"> </text:span><text:span text:style-name="T9">alt</text:span><text:span text:style-name="T12">=</text:span><text:span text:style-name="T11">"hotel_bleu_et_blanc"</text:span><text:span text:style-name="T5">&gt;</text:span></text:p>
      <text:p text:style-name="P4">               <text:span text:style-name="T5">&lt;</text:span><text:span text:style-name="T7">div</text:span><text:span text:style-name="T5">&gt;</text:span></text:p>
      <text:p text:style-name="P4">                  <text:span text:style-name="T5">&lt;</text:span><text:span text:style-name="T7">div</text:span><text:span text:style-name="T5">&gt;</text:span></text:p>
      <text:p text:style-name="P4">                     <text:span text:style-name="T5">&lt;</text:span><text:span text:style-name="T7">h3</text:span><text:span text:style-name="T5">&gt;</text:span><text:span text:style-name="T12">Hôtel Bleu et Blanc</text:span><text:span text:style-name="T5">&lt;/</text:span><text:span text:style-name="T7">h3</text:span><text:span text:style-name="T5">&gt;</text:span></text:p>
      <text:p text:style-name="P4">                     <text:span text:style-name="T5">&lt;</text:span><text:span text:style-name="T7">p</text:span><text:span text:style-name="T5">&gt;</text:span><text:span text:style-name="T12">Nuit à partir de 68€</text:span><text:span text:style-name="T5">&lt;/</text:span><text:span text:style-name="T7">p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Etoiles"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blue"</text:span><text:span text:style-name="T5">&gt;&lt;/</text:span><text:span text:style-name="T7">i</text:span><text:span text:style-name="T5">&gt;</text:span></text:p>
      <text:p text:style-name="P4">                     <text:span text:style-name="T5">&lt;</text:span><text:span text:style-name="T7">i</text:span><text:span text:style-name="T12"> </text:span><text:span text:style-name="T9">class</text:span><text:span text:style-name="T12">=</text:span><text:span text:style-name="T11">"fa-solid fa-star grey"</text:span><text:span text:style-name="T5">&gt;&lt;/</text:span><text:span text:style-name="T7">i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div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<text:span text:style-name="T5">&lt;/</text:span><text:span text:style-name="T7">aside</text:span><text:span text:style-name="T5">&gt;</text:span></text:p>
      <text:p text:style-name="P5"/>
      <text:p text:style-name="P4">      <text:span text:style-name="T13">&lt;!--PARTIE 5 -ACTIVITES A MARSEILLE --&gt;</text:span></text:p>
      <text:p text:style-name="P5"/>
      <text:p text:style-name="P4">      <text:span text:style-name="T5">&lt;</text:span><text:span text:style-name="T7">section</text:span><text:span text:style-name="T5">&gt;</text:span></text:p>
      <text:p text:style-name="P4">         <text:span text:style-name="T5">&lt;</text:span><text:span text:style-name="T7">h2</text:span><text:span text:style-name="T5">&gt;</text:span><text:span text:style-name="T12">Activités à Marseille</text:span><text:span text:style-name="T5">&lt;/</text:span><text:span text:style-name="T7">h2</text:span><text:span text:style-name="T5">&gt;</text:span></text:p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activites_a_marseille"</text:span><text:span text:style-name="T5">&gt;</text:span></text:p>
      <text:p text:style-name="P4">            <text:span text:style-name="T5">&lt;</text:span><text:span text:style-name="T7">div</text:span><text:span text:style-name="T12"> </text:span><text:span text:style-name="T9">class</text:span><text:span text:style-name="T12">=</text:span><text:span text:style-name="T11">"toutes_les_activites"</text:span><text:span text:style-name="T5">&gt;</text:span></text:p>
      <text:p text:style-name="P4">               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   <text:span text:style-name="T5">&lt;</text:span><text:span text:style-name="T7">div</text:span><text:span text:style-name="T5">&gt;</text:span></text:p>
      <text:p text:style-name="P4">                     <text:span text:style-name="T5">&lt;</text:span><text:span text:style-name="T7">img</text:span><text:span text:style-name="T12"> </text:span><text:span text:style-name="T9">src</text:span><text:span text:style-name="T12">=</text:span><text:span text:style-name="T11">"images/vieux_port.jpg"</text:span><text:span text:style-name="T12"> </text:span><text:span text:style-name="T9">alt</text:span><text:span text:style-name="T12">=</text:span><text:span text:style-name="T11">"vieux_port"</text:span><text:span text:style-name="T5">&gt;</text:span></text:p>
      <text:p text:style-name="P4">                     <text:span text:style-name="T5">&lt;</text:span><text:span text:style-name="T7">h3</text:span><text:span text:style-name="T5">&gt;</text:span><text:span text:style-name="T12">Vieux-Port</text:span><text:span text:style-name="T5">&lt;/</text:span><text:span text:style-name="T7">h3</text:span><text:span text:style-name="T5">&gt;</text:span></text:p>
      <text:p text:style-name="P4">                  <text:span text:style-name="T5">&lt;/</text:span><text:span text:style-name="T7">div</text:span><text:span text:style-name="T5">&gt;</text:span></text:p>
      <text:p text:style-name="P4">               <text:span text:style-name="T5">&lt;/</text:span><text:span text:style-name="T7">a</text:span><text:span text:style-name="T5">&gt;</text:span></text:p>
      <text:p text:style-name="P4">            <text:span text:style-name="T5">&lt;/</text:span><text:span text:style-name="T7">div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toutes_les_activites"</text:span><text:span text:style-name="T5">&gt;</text:span></text:p>
      <text:p text:style-name="P4">            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<text:span text:style-name="T5">&lt;</text:span><text:span text:style-name="T7">div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fort_de_pomegues.jpg"</text:span><text:span text:style-name="T12"> </text:span><text:span text:style-name="T9">alt</text:span><text:span text:style-name="T12">=</text:span><text:span text:style-name="T11">"fort_de_pomegues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Fort de Pomègues</text:span><text:span text:style-name="T5">&lt;/</text:span><text:span text:style-name="T7">h3</text:span><text:span text:style-name="T5">&gt;</text:span></text:p>
      <text:p text:style-name="P4">               <text:span text:style-name="T5">&lt;/</text:span><text:span text:style-name="T7">div</text:span><text:span text:style-name="T5">&gt;</text:span></text:p>
      <text:p text:style-name="P4">            <text:span text:style-name="T5">&lt;/</text:span><text:span text:style-name="T7">a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toutes_les_activites"</text:span><text:span text:style-name="T5">&gt;</text:span></text:p>
      <text:p text:style-name="P4">            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<text:soft-page-break/>               <text:span text:style-name="T5">&lt;</text:span><text:span text:style-name="T7">div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parc_national_des_calanques.jpg"</text:span><text:span text:style-name="T12"> </text:span><text:span text:style-name="T9">alt</text:span><text:span text:style-name="T12">=</text:span><text:span text:style-name="T11">"parc_national_des_calanques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Parc national des Calanques</text:span><text:span text:style-name="T5">&lt;/</text:span><text:span text:style-name="T7">h3</text:span><text:span text:style-name="T5">&gt;</text:span></text:p>
      <text:p text:style-name="P4">               <text:span text:style-name="T5">&lt;/</text:span><text:span text:style-name="T7">div</text:span><text:span text:style-name="T5">&gt;</text:span></text:p>
      <text:p text:style-name="P4">            <text:span text:style-name="T5">&lt;/</text:span><text:span text:style-name="T7">a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5"/>
      <text:p text:style-name="P4">         <text:span text:style-name="T5">&lt;</text:span><text:span text:style-name="T7">div</text:span><text:span text:style-name="T12"> </text:span><text:span text:style-name="T9">class</text:span><text:span text:style-name="T12">=</text:span><text:span text:style-name="T11">"toutes_les_activites"</text:span><text:span text:style-name="T5">&gt;</text:span></text:p>
      <text:p text:style-name="P4">            <text:span text:style-name="T5">&lt;</text:span><text:span text:style-name="T7">a</text:span><text:span text:style-name="T12"> </text:span><text:span text:style-name="T9">href</text:span><text:span text:style-name="T12">=</text:span><text:span text:style-name="T11">"#"</text:span><text:span text:style-name="T5">&gt;</text:span></text:p>
      <text:p text:style-name="P4">               <text:span text:style-name="T5">&lt;</text:span><text:span text:style-name="T7">div</text:span><text:span text:style-name="T5">&gt;</text:span></text:p>
      <text:p text:style-name="P4">                  <text:span text:style-name="T5">&lt;</text:span><text:span text:style-name="T7">img</text:span><text:span text:style-name="T12"> </text:span><text:span text:style-name="T9">src</text:span><text:span text:style-name="T12">=</text:span><text:span text:style-name="T11">"images/notre_dame_de_la_garde.jpg"</text:span><text:span text:style-name="T12"> </text:span><text:span text:style-name="T9">alt</text:span><text:span text:style-name="T12">=</text:span><text:span text:style-name="T11">"notre_dame_de_la_garde"</text:span><text:span text:style-name="T5">&gt;</text:span></text:p>
      <text:p text:style-name="P4">                  <text:span text:style-name="T5">&lt;</text:span><text:span text:style-name="T7">h3</text:span><text:span text:style-name="T5">&gt;</text:span><text:span text:style-name="T12">Notre-Dame-de-la-Garde</text:span><text:span text:style-name="T5">&lt;/</text:span><text:span text:style-name="T7">h3</text:span><text:span text:style-name="T5">&gt;</text:span></text:p>
      <text:p text:style-name="P4">               <text:span text:style-name="T5">&lt;/</text:span><text:span text:style-name="T7">div</text:span><text:span text:style-name="T5">&gt;</text:span></text:p>
      <text:p text:style-name="P4">            <text:span text:style-name="T5">&lt;/</text:span><text:span text:style-name="T7">a</text:span><text:span text:style-name="T5">&gt;</text:span></text:p>
      <text:p text:style-name="P4">         <text:span text:style-name="T5">&lt;/</text:span><text:span text:style-name="T7">div</text:span><text:span text:style-name="T5">&gt;</text:span></text:p>
      <text:p text:style-name="P4">      <text:span text:style-name="T5">&lt;/</text:span><text:span text:style-name="T7">section</text:span><text:span text:style-name="T5">&gt;</text:span></text:p>
      <text:p text:style-name="P5"/>
      <text:p text:style-name="P4">   <text:span text:style-name="T5">&lt;/</text:span><text:span text:style-name="T7">main</text:span><text:span text:style-name="T5">&gt;</text:span></text:p>
      <text:p text:style-name="P5"/>
      <text:p text:style-name="P4">   <text:span text:style-name="T13">&lt;!--PARTIE 6 - FOOTER--&gt;</text:span></text:p>
      <text:p text:style-name="P5"/>
      <text:p text:style-name="P4">   <text:span text:style-name="T5">&lt;</text:span><text:span text:style-name="T7">footer</text:span><text:span text:style-name="T5">&gt;</text:span></text:p>
      <text:p text:style-name="P4">      <text:span text:style-name="T5">&lt;</text:span><text:span text:style-name="T7">div</text:span><text:span text:style-name="T12"> </text:span><text:span text:style-name="T9">class</text:span><text:span text:style-name="T12">=</text:span><text:span text:style-name="T11">"sections_footer"</text:span><text:span text:style-name="T5">&gt;</text:span><text:span text:style-name="T12">c</text:span></text:p>
      <text:p text:style-name="P4">         <text:span text:style-name="T5">&lt;</text:span><text:span text:style-name="T7">h3</text:span><text:span text:style-name="T5">&gt;</text:span><text:span text:style-name="T12">A propos</text:span><text:span text:style-name="T5">&lt;/</text:span><text:span text:style-name="T7">h3</text:span><text:span text:style-name="T5">&gt;</text:span></text:p>
      <text:p text:style-name="P4">         <text:span text:style-name="T5">&lt;</text:span><text:span text:style-name="T7">nav</text:span><text:span text:style-name="T5">&gt;</text:span></text:p>
      <text:p text:style-name="P4">            <text:span text:style-name="T5">&lt;</text:span><text:span text:style-name="T7">ul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Fonctionnement du site</text:span><text:span text:style-name="T5">&lt;/</text:span><text:span text:style-name="T7">li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Conditions générales</text:span><text:span text:style-name="T5">&lt;/</text:span><text:span text:style-name="T7">li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Données et confidentialité</text:span><text:span text:style-name="T5">&lt;/</text:span><text:span text:style-name="T7">li</text:span><text:span text:style-name="T5">&gt;</text:span></text:p>
      <text:p text:style-name="P4">            <text:span text:style-name="T5">&lt;/</text:span><text:span text:style-name="T7">ul</text:span><text:span text:style-name="T5">&gt;</text:span></text:p>
      <text:p text:style-name="P4">         <text:span text:style-name="T5">&lt;/</text:span><text:span text:style-name="T7">nav</text:span><text:span text:style-name="T5">&gt;</text:span></text:p>
      <text:p text:style-name="P4">      <text:span text:style-name="T5">&lt;/</text:span><text:span text:style-name="T7">div</text:span><text:span text:style-name="T5">&gt;</text:span></text:p>
      <text:p text:style-name="P5"/>
      <text:p text:style-name="P4">      <text:span text:style-name="T5">&lt;</text:span><text:span text:style-name="T7">div</text:span><text:span text:style-name="T12"> </text:span><text:span text:style-name="T9">class</text:span><text:span text:style-name="T12">=</text:span><text:span text:style-name="T11">"sections_footer"</text:span><text:span text:style-name="T5">&gt;</text:span></text:p>
      <text:p text:style-name="P4">         <text:span text:style-name="T5">&lt;</text:span><text:span text:style-name="T7">h3</text:span><text:span text:style-name="T5">&gt;</text:span><text:span text:style-name="T12">Nos hébergements</text:span><text:span text:style-name="T5">&lt;/</text:span><text:span text:style-name="T7">h3</text:span><text:span text:style-name="T5">&gt;</text:span></text:p>
      <text:p text:style-name="P4">         <text:span text:style-name="T5">&lt;</text:span><text:span text:style-name="T7">nav</text:span><text:span text:style-name="T5">&gt;</text:span></text:p>
      <text:p text:style-name="P4">            <text:span text:style-name="T5">&lt;</text:span><text:span text:style-name="T7">ul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Charte qualité</text:span><text:span text:style-name="T5">&lt;/</text:span><text:span text:style-name="T7">li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Proposer votre hôtel</text:span><text:span text:style-name="T5">&lt;/</text:span><text:span text:style-name="T7">li</text:span><text:span text:style-name="T5">&gt;</text:span></text:p>
      <text:p text:style-name="P4">            <text:span text:style-name="T5">&lt;/</text:span><text:span text:style-name="T7">ul</text:span><text:span text:style-name="T5">&gt;</text:span></text:p>
      <text:p text:style-name="P4">         <text:span text:style-name="T5">&lt;/</text:span><text:span text:style-name="T7">nav</text:span><text:span text:style-name="T5">&gt;</text:span></text:p>
      <text:p text:style-name="P4">      <text:span text:style-name="T5">&lt;/</text:span><text:span text:style-name="T7">div</text:span><text:span text:style-name="T5">&gt;</text:span></text:p>
      <text:p text:style-name="P5"/>
      <text:p text:style-name="P4">      <text:span text:style-name="T5">&lt;</text:span><text:span text:style-name="T7">div</text:span><text:span text:style-name="T12"> </text:span><text:span text:style-name="T9">class</text:span><text:span text:style-name="T12">=</text:span><text:span text:style-name="T11">"sections_footer"</text:span><text:span text:style-name="T5">&gt;</text:span></text:p>
      <text:p text:style-name="P4">         <text:span text:style-name="T5">&lt;</text:span><text:span text:style-name="T7">h3</text:span><text:span text:style-name="T5">&gt;</text:span><text:span text:style-name="T12">Assitance</text:span><text:span text:style-name="T5">&lt;/</text:span><text:span text:style-name="T7">h3</text:span><text:span text:style-name="T5">&gt;</text:span></text:p>
      <text:p text:style-name="P4">         <text:span text:style-name="T5">&lt;</text:span><text:span text:style-name="T7">nav</text:span><text:span text:style-name="T5">&gt;</text:span></text:p>
      <text:p text:style-name="P4">            <text:span text:style-name="T5">&lt;</text:span><text:span text:style-name="T7">ul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Centre d'aide</text:span><text:span text:style-name="T5">&lt;/</text:span><text:span text:style-name="T7">li</text:span><text:span text:style-name="T5">&gt;</text:span></text:p>
      <text:p text:style-name="P4">               <text:span text:style-name="T5">&lt;</text:span><text:span text:style-name="T7">li</text:span><text:span text:style-name="T5">&gt;</text:span><text:span text:style-name="T12">Nous contacter</text:span><text:span text:style-name="T5">&lt;/</text:span><text:span text:style-name="T7">li</text:span><text:span text:style-name="T5">&gt;</text:span></text:p>
      <text:p text:style-name="P4">            <text:span text:style-name="T5">&lt;/</text:span><text:span text:style-name="T7">ul</text:span><text:span text:style-name="T5">&gt;</text:span></text:p>
      <text:p text:style-name="P4"><text:soft-page-break/>         <text:span text:style-name="T5">&lt;/</text:span><text:span text:style-name="T7">nav</text:span><text:span text:style-name="T5">&gt;</text:span></text:p>
      <text:p text:style-name="P4">      <text:span text:style-name="T5">&lt;/</text:span><text:span text:style-name="T7">div</text:span><text:span text:style-name="T5">&gt;</text:span></text:p>
      <text:p text:style-name="P5"/>
      <text:p text:style-name="P4">   <text:span text:style-name="T5">&lt;/</text:span><text:span text:style-name="T7">footer</text:span><text:span text:style-name="T5">&gt;</text:span></text:p>
      <text:p text:style-name="P5"/>
      <text:p text:style-name="P3"><text:span text:style-name="T4">&lt;/</text:span><text:span text:style-name="T6">body</text:span><text:span text:style-name="T4">&gt;</text:span></text:p>
      <text:p text:style-name="P5"/>
      <text:p text:style-name="P3"><text:span text:style-name="T4">&lt;/</text:span><text:span text:style-name="T6">html</text:span><text:span text:style-name="T4">&gt;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06:16:35.374000000</meta:creation-date>
    <dc:date>2023-02-08T06:17:28.833000000</dc:date>
    <meta:editing-duration>PT54S</meta:editing-duration>
    <meta:editing-cycles>1</meta:editing-cycles>
    <meta:document-statistic meta:table-count="0" meta:image-count="0" meta:object-count="0" meta:page-count="7" meta:paragraph-count="264" meta:word-count="655" meta:character-count="10330" meta:non-whitespace-character-count="6333"/>
    <meta:generator>LibreOffice/7.2.2.2$Windows_X86_64 LibreOffice_project/02b2acce88a210515b4a5bb2e46cbfb63fe97d56</meta:generator>
  </office:meta>
</office:document-meta>
</file>